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olunas</text:p>
          </table:table-cell>
          <table:table-cell office:value-type="string" calcext:value-type="string">
            <text:p>desp_nac_bruta_dolar_cons_2010</text:p>
          </table:table-cell>
          <table:table-cell office:value-type="string" calcext:value-type="string">
            <text:p>desp_geral_saude_perc_pib</text:p>
          </table:table-cell>
          <table:table-cell office:value-type="string" calcext:value-type="string">
            <text:p>desp_total_edu_perc_pib</text:p>
          </table:table-cell>
          <table:table-cell office:value-type="string" calcext:value-type="string">
            <text:p>desp_geral_consumo_perc_cres_anual</text:p>
          </table:table-cell>
          <table:table-cell office:value-type="string" calcext:value-type="string">
            <text:p>desp_ext_saude_percap_dolar</text:p>
          </table:table-cell>
          <table:table-cell office:value-type="string" calcext:value-type="string">
            <text:p>desp_atual_percap_saude_dolar</text:p>
          </table:table-cell>
          <table:table-cell office:value-type="string" calcext:value-type="string">
            <text:p>desp_diretas_percap_dolar</text:p>
          </table:table-cell>
          <table:table-cell office:value-type="string" calcext:value-type="string">
            <text:p>desp_pesquisa_perc_pib</text:p>
          </table:table-cell>
          <table:table-cell office:value-type="string" calcext:value-type="string">
            <text:p>rec_exc_doac_perc_pib</text:p>
          </table:table-cell>
          <table:table-cell office:value-type="string" calcext:value-type="string">
            <text:p>rec_trib_perc_pib</text:p>
          </table:table-cell>
          <table:table-cell office:value-type="string" calcext:value-type="string">
            <text:p>rec_exc_subs_em_real</text:p>
          </table:table-cell>
          <table:table-cell office:value-type="string" calcext:value-type="string">
            <text:p>cres_pop_perc_anual</text:p>
          </table:table-cell>
          <table:table-cell office:value-type="string" calcext:value-type="string">
            <text:p>cres_pib_perc_anual</text:p>
          </table:table-cell>
          <table:table-cell office:value-type="string" calcext:value-type="string">
            <text:p>cres_pib_percap_perc_anual</text:p>
          </table:table-cell>
          <table:table-cell office:value-type="string" calcext:value-type="string">
            <text:p>deflator_pib_perc_anual</text:p>
          </table:table-cell>
          <table:table-cell office:value-type="string" calcext:value-type="string">
            <text:p>pib_em_dolar</text:p>
          </table:table-cell>
          <table:table-cell office:value-type="string" calcext:value-type="string">
            <text:p>pib_em_real</text:p>
          </table:table-cell>
          <table:table-cell office:value-type="string" calcext:value-type="string">
            <text:p>emprestimos_bird_dolar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float" office:value="1122467639572.89" calcext:value-type="float">
            <text:p>1122467639572,89</text:p>
          </table:table-cell>
          <table:table-cell table:number-columns-repeated="2"/>
          <table:table-cell office:value-type="float" office:value="-9.76066692839457" calcext:value-type="float">
            <text:p>-9,76066692839457</text:p>
          </table:table-cell>
          <table:table-cell table:number-columns-repeated="7"/>
          <table:table-cell office:value-type="float" office:value="1.81151883766468" calcext:value-type="float">
            <text:p>1,81151883766468</text:p>
          </table:table-cell>
          <table:table-cell office:value-type="float" office:value="-3.10235594875007" calcext:value-type="float">
            <text:p>-3,10235594875007</text:p>
          </table:table-cell>
          <table:table-cell office:value-type="float" office:value="-4.8418716271897" calcext:value-type="float">
            <text:p>-4,8418716271897</text:p>
          </table:table-cell>
          <table:table-cell office:value-type="float" office:value="2700.44214011055" calcext:value-type="float">
            <text:p>2700,44214011055</text:p>
          </table:table-cell>
          <table:table-cell office:value-type="float" office:value="1189604001251.3" calcext:value-type="float">
            <text:p>1189604001251,3</text:p>
          </table:table-cell>
          <table:table-cell office:value-type="float" office:value="11548794.55" calcext:value-type="float">
            <text:p>11548794,55</text:p>
          </table:table-cell>
          <table:table-cell office:value-type="float" office:value="8426717000" calcext:value-type="float">
            <text:p>8426717000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office:value-type="float" office:value="1186718575829.92" calcext:value-type="float">
            <text:p>1186718575829,92</text:p>
          </table:table-cell>
          <table:table-cell table:number-columns-repeated="2"/>
          <table:table-cell office:value-type="float" office:value="-2.89135937468896" calcext:value-type="float">
            <text:p>-2,89135937468896</text:p>
          </table:table-cell>
          <table:table-cell table:number-columns-repeated="7"/>
          <table:table-cell office:value-type="float" office:value="1.75941419381772" calcext:value-type="float">
            <text:p>1,75941419381772</text:p>
          </table:table-cell>
          <table:table-cell office:value-type="float" office:value="1.51193723815426" calcext:value-type="float">
            <text:p>1,51193723815426</text:p>
          </table:table-cell>
          <table:table-cell office:value-type="float" office:value="-0.25845823029789" calcext:value-type="float">
            <text:p>-0,25845823029789</text:p>
          </table:table-cell>
          <table:table-cell office:value-type="float" office:value="414.236261670349" calcext:value-type="float">
            <text:p>414,236261670349</text:p>
          </table:table-cell>
          <table:table-cell office:value-type="float" office:value="1207590067132.79" calcext:value-type="float">
            <text:p>1207590067132,79</text:p>
          </table:table-cell>
          <table:table-cell office:value-type="float" office:value="60286000" calcext:value-type="float">
            <text:p>60286000</text:p>
          </table:table-cell>
          <table:table-cell office:value-type="float" office:value="8164643000" calcext:value-type="float">
            <text:p>8164643000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1173782157344.25" calcext:value-type="float">
            <text:p>1173782157344,25</text:p>
          </table:table-cell>
          <table:table-cell table:number-columns-repeated="2"/>
          <table:table-cell office:value-type="float" office:value="2.84092718139684" calcext:value-type="float">
            <text:p>2,84092718139684</text:p>
          </table:table-cell>
          <table:table-cell table:number-columns-repeated="7"/>
          <table:table-cell office:value-type="float" office:value="1.70733923298647" calcext:value-type="float">
            <text:p>1,70733923298647</text:p>
          </table:table-cell>
          <table:table-cell office:value-type="float" office:value="-0.466913211737747" calcext:value-type="float">
            <text:p>-0,466913211737747</text:p>
          </table:table-cell>
          <table:table-cell office:value-type="float" office:value="-2.15185587870434" calcext:value-type="float">
            <text:p>-2,15185587870434</text:p>
          </table:table-cell>
          <table:table-cell office:value-type="float" office:value="968.184255515357" calcext:value-type="float">
            <text:p>968,184255515357</text:p>
          </table:table-cell>
          <table:table-cell office:value-type="float" office:value="1201951669565.71" calcext:value-type="float">
            <text:p>1201951669565,71</text:p>
          </table:table-cell>
          <table:table-cell office:value-type="float" office:value="640958800" calcext:value-type="float">
            <text:p>640958800</text:p>
          </table:table-cell>
          <table:table-cell office:value-type="float" office:value="7238026000" calcext:value-type="float">
            <text:p>7238026000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office:value-type="float" office:value="1225283410584.36" calcext:value-type="float">
            <text:p>1225283410584,36</text:p>
          </table:table-cell>
          <table:table-cell table:number-columns-repeated="2"/>
          <table:table-cell office:value-type="float" office:value="2.30732914313691" calcext:value-type="float">
            <text:p>2,30732914313691</text:p>
          </table:table-cell>
          <table:table-cell table:number-columns-repeated="7"/>
          <table:table-cell office:value-type="float" office:value="1.66486231216782" calcext:value-type="float">
            <text:p>1,66486231216782</text:p>
          </table:table-cell>
          <table:table-cell office:value-type="float" office:value="4.66516899045992" calcext:value-type="float">
            <text:p>4,66516899045992</text:p>
          </table:table-cell>
          <table:table-cell office:value-type="float" office:value="2.93706324430802" calcext:value-type="float">
            <text:p>2,93706324430802</text:p>
          </table:table-cell>
          <table:table-cell office:value-type="float" office:value="2001.34772635114" calcext:value-type="float">
            <text:p>2001,34772635114</text:p>
          </table:table-cell>
          <table:table-cell office:value-type="float" office:value="1258024746134.61" calcext:value-type="float">
            <text:p>1258024746134,61</text:p>
          </table:table-cell>
          <table:table-cell office:value-type="float" office:value="14097114200" calcext:value-type="float">
            <text:p>14097114200</text:p>
          </table:table-cell>
          <table:table-cell office:value-type="float" office:value="6574882000" calcext:value-type="float">
            <text:p>6574882000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float" office:value="1313780314404.28" calcext:value-type="float">
            <text:p>1313780314404,28</text:p>
          </table:table-cell>
          <table:table-cell table:number-columns-repeated="2"/>
          <table:table-cell office:value-type="float" office:value="0.33288444788721" calcext:value-type="float">
            <text:p>0,33288444788721</text:p>
          </table:table-cell>
          <table:table-cell table:number-columns-repeated="7"/>
          <table:table-cell office:value-type="float" office:value="1.6337888839804" calcext:value-type="float">
            <text:p>1,6337888839804</text:p>
          </table:table-cell>
          <table:table-cell office:value-type="float" office:value="5.33455170168176" calcext:value-type="float">
            <text:p>5,33455170168176</text:p>
          </table:table-cell>
          <table:table-cell office:value-type="float" office:value="3.6275895532065" calcext:value-type="float">
            <text:p>3,6275895532065</text:p>
          </table:table-cell>
          <table:table-cell office:value-type="float" office:value="2302.84077822226" calcext:value-type="float">
            <text:p>2302,84077822226</text:p>
          </table:table-cell>
          <table:table-cell office:value-type="float" office:value="1325134726637.11" calcext:value-type="float">
            <text:p>1325134726637,11</text:p>
          </table:table-cell>
          <table:table-cell office:value-type="float" office:value="356801000000" calcext:value-type="float">
            <text:p>356801000000</text:p>
          </table:table-cell>
          <table:table-cell office:value-type="float" office:value="6310906000" calcext:value-type="float">
            <text:p>6310906000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office:value-type="float" office:value="1404692292633.02" calcext:value-type="float">
            <text:p>1404692292633,02</text:p>
          </table:table-cell>
          <table:table-cell/>
          <table:table-cell office:value-type="float" office:value="4.56816005706787" calcext:value-type="float">
            <text:p>4,56816005706787</text:p>
          </table:table-cell>
          <table:table-cell office:value-type="float" office:value="1.34521707163884" calcext:value-type="float">
            <text:p>1,34521707163884</text:p>
          </table:table-cell>
          <table:table-cell table:number-columns-repeated="7"/>
          <table:table-cell office:value-type="float" office:value="1.60971030654546" calcext:value-type="float">
            <text:p>1,60971030654546</text:p>
          </table:table-cell>
          <table:table-cell office:value-type="float" office:value="4.41673135543732" calcext:value-type="float">
            <text:p>4,41673135543732</text:p>
          </table:table-cell>
          <table:table-cell office:value-type="float" office:value="2.74938023353704" calcext:value-type="float">
            <text:p>2,74938023353704</text:p>
          </table:table-cell>
          <table:table-cell office:value-type="float" office:value="89.4974402737941" calcext:value-type="float">
            <text:p>89,4974402737941</text:p>
          </table:table-cell>
          <table:table-cell office:value-type="float" office:value="1383662367610.28" calcext:value-type="float">
            <text:p>1383662367610,28</text:p>
          </table:table-cell>
          <table:table-cell office:value-type="float" office:value="705991552900" calcext:value-type="float">
            <text:p>705991552900</text:p>
          </table:table-cell>
          <table:table-cell office:value-type="float" office:value="6037664000" calcext:value-type="float">
            <text:p>6037664000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1429924648306.05" calcext:value-type="float">
            <text:p>1429924648306,05</text:p>
          </table:table-cell>
          <table:table-cell table:number-columns-repeated="2"/>
          <table:table-cell office:value-type="float" office:value="-1.2842734279085" calcext:value-type="float">
            <text:p>-1,2842734279085</text:p>
          </table:table-cell>
          <table:table-cell table:number-columns-repeated="7"/>
          <table:table-cell office:value-type="float" office:value="1.58883830194468" calcext:value-type="float">
            <text:p>1,58883830194468</text:p>
          </table:table-cell>
          <table:table-cell office:value-type="float" office:value="2.20753552677458" calcext:value-type="float">
            <text:p>2,20753552677458</text:p>
          </table:table-cell>
          <table:table-cell office:value-type="float" office:value="0.596455673446997" calcext:value-type="float">
            <text:p>0,596455673446997</text:p>
          </table:table-cell>
          <table:table-cell office:value-type="float" office:value="18.457783497873" calcext:value-type="float">
            <text:p>18,457783497873</text:p>
          </table:table-cell>
          <table:table-cell office:value-type="float" office:value="1414207205945.88" calcext:value-type="float">
            <text:p>1414207205945,88</text:p>
          </table:table-cell>
          <table:table-cell office:value-type="float" office:value="854763607800" calcext:value-type="float">
            <text:p>854763607800</text:p>
          </table:table-cell>
          <table:table-cell office:value-type="float" office:value="5876244000" calcext:value-type="float">
            <text:p>5876244000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office:value-type="float" office:value="1483718465779.9" calcext:value-type="float">
            <text:p>1483718465779,9</text:p>
          </table:table-cell>
          <table:table-cell table:number-columns-repeated="2"/>
          <table:table-cell office:value-type="float" office:value="1.24643286536003" calcext:value-type="float">
            <text:p>1,24643286536003</text:p>
          </table:table-cell>
          <table:table-cell table:number-columns-repeated="7"/>
          <table:table-cell office:value-type="float" office:value="1.56373197369546" calcext:value-type="float">
            <text:p>1,56373197369546</text:p>
          </table:table-cell>
          <table:table-cell office:value-type="float" office:value="3.39484598484418" calcext:value-type="float">
            <text:p>3,39484598484418</text:p>
          </table:table-cell>
          <table:table-cell office:value-type="float" office:value="1.79060343561859" calcext:value-type="float">
            <text:p>1,79060343561859</text:p>
          </table:table-cell>
          <table:table-cell office:value-type="float" office:value="7.72902341336794" calcext:value-type="float">
            <text:p>7,72902341336794</text:p>
          </table:table-cell>
          <table:table-cell office:value-type="float" office:value="1462217362494.32" calcext:value-type="float">
            <text:p>1462217362494,32</text:p>
          </table:table-cell>
          <table:table-cell office:value-type="float" office:value="952089196100" calcext:value-type="float">
            <text:p>952089196100</text:p>
          </table:table-cell>
          <table:table-cell office:value-type="float" office:value="5742737000" calcext:value-type="float">
            <text:p>5742737000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1485633790814.01" calcext:value-type="float">
            <text:p>1485633790814,01</text:p>
          </table:table-cell>
          <table:table-cell/>
          <table:table-cell office:value-type="float" office:value="4.75665998458862" calcext:value-type="float">
            <text:p>4,75665998458862</text:p>
          </table:table-cell>
          <table:table-cell office:value-type="float" office:value="3.22176672770833" calcext:value-type="float">
            <text:p>3,22176672770833</text:p>
          </table:table-cell>
          <table:table-cell table:number-columns-repeated="7"/>
          <table:table-cell office:value-type="float" office:value="1.52896188133332" calcext:value-type="float">
            <text:p>1,52896188133332</text:p>
          </table:table-cell>
          <table:table-cell office:value-type="float" office:value="0.338097902952427" calcext:value-type="float">
            <text:p>0,338097902952427</text:p>
          </table:table-cell>
          <table:table-cell office:value-type="float" office:value="-1.18436477043576" calcext:value-type="float">
            <text:p>-1,18436477043576</text:p>
          </table:table-cell>
          <table:table-cell office:value-type="float" office:value="4.924361583063" calcext:value-type="float">
            <text:p>4,924361583063</text:p>
          </table:table-cell>
          <table:table-cell office:value-type="float" office:value="1467161088733.51" calcext:value-type="float">
            <text:p>1467161088733,51</text:p>
          </table:table-cell>
          <table:table-cell office:value-type="float" office:value="1002351019200" calcext:value-type="float">
            <text:p>1002351019200</text:p>
          </table:table-cell>
          <table:table-cell office:value-type="float" office:value="6298359000" calcext:value-type="float">
            <text:p>6298359000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1466534833674.4" calcext:value-type="float">
            <text:p>1466534833674,4</text:p>
          </table:table-cell>
          <table:table-cell/>
          <table:table-cell office:value-type="float" office:value="3.80062007904053" calcext:value-type="float">
            <text:p>3,80062007904053</text:p>
          </table:table-cell>
          <table:table-cell office:value-type="float" office:value="1.68820630138688" calcext:value-type="float">
            <text:p>1,68820630138688</text:p>
          </table:table-cell>
          <table:table-cell table:number-columns-repeated="7"/>
          <table:table-cell office:value-type="float" office:value="1.48110975211591" calcext:value-type="float">
            <text:p>1,48110975211591</text:p>
          </table:table-cell>
          <table:table-cell office:value-type="float" office:value="0.467937567378257" calcext:value-type="float">
            <text:p>0,467937567378257</text:p>
          </table:table-cell>
          <table:table-cell office:value-type="float" office:value="-1.00913730182532" calcext:value-type="float">
            <text:p>-1,00913730182532</text:p>
          </table:table-cell>
          <table:table-cell office:value-type="float" office:value="8.01050088213842" calcext:value-type="float">
            <text:p>8,01050088213842</text:p>
          </table:table-cell>
          <table:table-cell office:value-type="float" office:value="1474026486641.65" calcext:value-type="float">
            <text:p>1474026486641,65</text:p>
          </table:table-cell>
          <table:table-cell office:value-type="float" office:value="1087710456100" calcext:value-type="float">
            <text:p>1087710456100</text:p>
          </table:table-cell>
          <table:table-cell office:value-type="float" office:value="6822419000" calcext:value-type="float">
            <text:p>6822419000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1515734217257.84" calcext:value-type="float">
            <text:p>1515734217257,84</text:p>
          </table:table-cell>
          <table:table-cell office:value-type="float" office:value="3.47024679" calcext:value-type="float">
            <text:p>3,47024679</text:p>
          </table:table-cell>
          <table:table-cell office:value-type="float" office:value="3.94893002510071" calcext:value-type="float">
            <text:p>3,94893002510071</text:p>
          </table:table-cell>
          <table:table-cell office:value-type="float" office:value="-0.151267037353861" calcext:value-type="float">
            <text:p>-0,151267037353861</text:p>
          </table:table-cell>
          <table:table-cell office:value-type="float" office:value="0.99447882" calcext:value-type="float">
            <text:p>0,99447882</text:p>
          </table:table-cell>
          <table:table-cell office:value-type="float" office:value="312.53927612" calcext:value-type="float">
            <text:p>312,53927612</text:p>
          </table:table-cell>
          <table:table-cell office:value-type="float" office:value="114.36506653" calcext:value-type="float">
            <text:p>114,36506653</text:p>
          </table:table-cell>
          <table:table-cell office:value-type="float" office:value="1.04751" calcext:value-type="float">
            <text:p>1,04751</text:p>
          </table:table-cell>
          <table:table-cell table:number-columns-repeated="3"/>
          <table:table-cell office:value-type="float" office:value="1.42416744229362" calcext:value-type="float">
            <text:p>1,42416744229362</text:p>
          </table:table-cell>
          <table:table-cell office:value-type="float" office:value="4.38794944267383" calcext:value-type="float">
            <text:p>4,38794944267383</text:p>
          </table:table-cell>
          <table:table-cell office:value-type="float" office:value="2.91182643418635" calcext:value-type="float">
            <text:p>2,91182643418635</text:p>
          </table:table-cell>
          <table:table-cell office:value-type="float" office:value="5.60606514569552" calcext:value-type="float">
            <text:p>5,60606514569552</text:p>
          </table:table-cell>
          <table:table-cell office:value-type="float" office:value="1538706023647.11" calcext:value-type="float">
            <text:p>1538706023647,11</text:p>
          </table:table-cell>
          <table:table-cell office:value-type="float" office:value="1199092070900" calcext:value-type="float">
            <text:p>1199092070900</text:p>
          </table:table-cell>
          <table:table-cell office:value-type="float" office:value="7376553000" calcext:value-type="float">
            <text:p>7376553000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1534329730047.75" calcext:value-type="float">
            <text:p>1534329730047,75</text:p>
          </table:table-cell>
          <table:table-cell office:value-type="float" office:value="3.5131104" calcext:value-type="float">
            <text:p>3,5131104</text:p>
          </table:table-cell>
          <table:table-cell office:value-type="float" office:value="3.84468007087708" calcext:value-type="float">
            <text:p>3,84468007087708</text:p>
          </table:table-cell>
          <table:table-cell office:value-type="float" office:value="2.61592311425221" calcext:value-type="float">
            <text:p>2,61592311425221</text:p>
          </table:table-cell>
          <table:table-cell office:value-type="float" office:value="0.76619065" calcext:value-type="float">
            <text:p>0,76619065</text:p>
          </table:table-cell>
          <table:table-cell office:value-type="float" office:value="270.18981934" calcext:value-type="float">
            <text:p>270,18981934</text:p>
          </table:table-cell>
          <table:table-cell office:value-type="float" office:value="102.15074158" calcext:value-type="float">
            <text:p>102,15074158</text:p>
          </table:table-cell>
          <table:table-cell office:value-type="float" office:value="1.06198" calcext:value-type="float">
            <text:p>1,06198</text:p>
          </table:table-cell>
          <table:table-cell table:number-columns-repeated="3"/>
          <table:table-cell office:value-type="float" office:value="1.36695595542708" calcext:value-type="float">
            <text:p>1,36695595542708</text:p>
          </table:table-cell>
          <table:table-cell office:value-type="float" office:value="1.38989640325893" calcext:value-type="float">
            <text:p>1,38989640325893</text:p>
          </table:table-cell>
          <table:table-cell office:value-type="float" office:value="0.0133708594922837" calcext:value-type="float">
            <text:p>0,013370859492284</text:p>
          </table:table-cell>
          <table:table-cell office:value-type="float" office:value="8.2250943187985" calcext:value-type="float">
            <text:p>8,2250943187985</text:p>
          </table:table-cell>
          <table:table-cell office:value-type="float" office:value="1560092443326.51" calcext:value-type="float">
            <text:p>1560092443326,51</text:p>
          </table:table-cell>
          <table:table-cell office:value-type="float" office:value="1315755467800" calcext:value-type="float">
            <text:p>1315755467800</text:p>
          </table:table-cell>
          <table:table-cell office:value-type="float" office:value="7963197000" calcext:value-type="float">
            <text:p>7963197000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553763701796.27" calcext:value-type="float">
            <text:p>1553763701796,27</text:p>
          </table:table-cell>
          <table:table-cell office:value-type="float" office:value="3.68953085" calcext:value-type="float">
            <text:p>3,68953085</text:p>
          </table:table-cell>
          <table:table-cell office:value-type="float" office:value="3.75037002563477" calcext:value-type="float">
            <text:p>3,75037002563477</text:p>
          </table:table-cell>
          <table:table-cell office:value-type="float" office:value="3.81632361229836" calcext:value-type="float">
            <text:p>3,81632361229836</text:p>
          </table:table-cell>
          <table:table-cell office:value-type="float" office:value="0.77969408" calcext:value-type="float">
            <text:p>0,77969408</text:p>
          </table:table-cell>
          <table:table-cell office:value-type="float" office:value="246.94700623" calcext:value-type="float">
            <text:p>246,94700623</text:p>
          </table:table-cell>
          <table:table-cell office:value-type="float" office:value="89.90401459" calcext:value-type="float">
            <text:p>89,90401459</text:p>
          </table:table-cell>
          <table:table-cell office:value-type="float" office:value="1.00968" calcext:value-type="float">
            <text:p>1,00968</text:p>
          </table:table-cell>
          <table:table-cell table:number-columns-repeated="3"/>
          <table:table-cell office:value-type="float" office:value="1.31274754952678" calcext:value-type="float">
            <text:p>1,31274754952678</text:p>
          </table:table-cell>
          <table:table-cell office:value-type="float" office:value="3.05346185795257" calcext:value-type="float">
            <text:p>3,05346185795257</text:p>
          </table:table-cell>
          <table:table-cell office:value-type="float" office:value="1.70947096729365" calcext:value-type="float">
            <text:p>1,70947096729365</text:p>
          </table:table-cell>
          <table:table-cell office:value-type="float" office:value="9.79811223877496" calcext:value-type="float">
            <text:p>9,79811223877496</text:p>
          </table:table-cell>
          <table:table-cell office:value-type="float" office:value="1607729271032.29" calcext:value-type="float">
            <text:p>1607729271032,29</text:p>
          </table:table-cell>
          <table:table-cell office:value-type="float" office:value="1488787255200" calcext:value-type="float">
            <text:p>1488787255200</text:p>
          </table:table-cell>
          <table:table-cell office:value-type="float" office:value="8584823000" calcext:value-type="float">
            <text:p>8584823000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1541804388869.94" calcext:value-type="float">
            <text:p>1541804388869,94</text:p>
          </table:table-cell>
          <table:table-cell office:value-type="float" office:value="3.51301837" calcext:value-type="float">
            <text:p>3,51301837</text:p>
          </table:table-cell>
          <table:table-cell/>
          <table:table-cell office:value-type="float" office:value="1.59656257137345" calcext:value-type="float">
            <text:p>1,59656257137345</text:p>
          </table:table-cell>
          <table:table-cell office:value-type="float" office:value="0.49510953" calcext:value-type="float">
            <text:p>0,49510953</text:p>
          </table:table-cell>
          <table:table-cell office:value-type="float" office:value="251.4379425" calcext:value-type="float">
            <text:p>251,4379425</text:p>
          </table:table-cell>
          <table:table-cell office:value-type="float" office:value="89.19474792" calcext:value-type="float">
            <text:p>89,19474792</text:p>
          </table:table-cell>
          <table:table-cell office:value-type="float" office:value="0.99939" calcext:value-type="float">
            <text:p>0,99939</text:p>
          </table:table-cell>
          <table:table-cell table:number-columns-repeated="3"/>
          <table:table-cell office:value-type="float" office:value="1.25737996705435" calcext:value-type="float">
            <text:p>1,25737996705435</text:p>
          </table:table-cell>
          <table:table-cell office:value-type="float" office:value="1.14082899810009" calcext:value-type="float">
            <text:p>1,14082899810009</text:p>
          </table:table-cell>
          <table:table-cell office:value-type="float" office:value="-0.122933724505998" calcext:value-type="float">
            <text:p>-0,122933724505998</text:p>
          </table:table-cell>
          <table:table-cell office:value-type="float" office:value="14.0910215232072" calcext:value-type="float">
            <text:p>14,0910215232072</text:p>
          </table:table-cell>
          <table:table-cell office:value-type="float" office:value="1626070712767.17" calcext:value-type="float">
            <text:p>1626070712767,17</text:p>
          </table:table-cell>
          <table:table-cell office:value-type="float" office:value="1717950396400" calcext:value-type="float">
            <text:p>1717950396400</text:p>
          </table:table-cell>
          <table:table-cell office:value-type="float" office:value="8588160000" calcext:value-type="float">
            <text:p>8588160000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1614995661437.02" calcext:value-type="float">
            <text:p>1614995661437,02</text:p>
          </table:table-cell>
          <table:table-cell office:value-type="float" office:value="3.4713707" calcext:value-type="float">
            <text:p>3,4713707</text:p>
          </table:table-cell>
          <table:table-cell office:value-type="float" office:value="3.97447991371155" calcext:value-type="float">
            <text:p>3,97447991371155</text:p>
          </table:table-cell>
          <table:table-cell office:value-type="float" office:value="3.87603720991882" calcext:value-type="float">
            <text:p>3,87603720991882</text:p>
          </table:table-cell>
          <table:table-cell office:value-type="float" office:value="1.56827962" calcext:value-type="float">
            <text:p>1,56827962</text:p>
          </table:table-cell>
          <table:table-cell office:value-type="float" office:value="295.52862549" calcext:value-type="float">
            <text:p>295,52862549</text:p>
          </table:table-cell>
          <table:table-cell office:value-type="float" office:value="104.51618195" calcext:value-type="float">
            <text:p>104,51618195</text:p>
          </table:table-cell>
          <table:table-cell office:value-type="float" office:value="0.96343" calcext:value-type="float">
            <text:p>0,96343</text:p>
          </table:table-cell>
          <table:table-cell table:number-columns-repeated="3"/>
          <table:table-cell office:value-type="float" office:value="1.20129414101631" calcext:value-type="float">
            <text:p>1,20129414101631</text:p>
          </table:table-cell>
          <table:table-cell office:value-type="float" office:value="5.75996463871775" calcext:value-type="float">
            <text:p>5,75996463871775</text:p>
          </table:table-cell>
          <table:table-cell office:value-type="float" office:value="4.49707706450926" calcext:value-type="float">
            <text:p>4,49707706450926</text:p>
          </table:table-cell>
          <table:table-cell office:value-type="float" office:value="7.75206076116663" calcext:value-type="float">
            <text:p>7,75206076116663</text:p>
          </table:table-cell>
          <table:table-cell office:value-type="float" office:value="1719731810823.1" calcext:value-type="float">
            <text:p>1719731810823,1</text:p>
          </table:table-cell>
          <table:table-cell office:value-type="float" office:value="1957751213000" calcext:value-type="float">
            <text:p>1957751213000</text:p>
          </table:table-cell>
          <table:table-cell office:value-type="float" office:value="8668375000" calcext:value-type="float">
            <text:p>8668375000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1671033404160.98" calcext:value-type="float">
            <text:p>1671033404160,98</text:p>
          </table:table-cell>
          <table:table-cell office:value-type="float" office:value="3.34886718" calcext:value-type="float">
            <text:p>3,34886718</text:p>
          </table:table-cell>
          <table:table-cell office:value-type="float" office:value="4.47908020019531" calcext:value-type="float">
            <text:p>4,47908020019531</text:p>
          </table:table-cell>
          <table:table-cell office:value-type="float" office:value="2.01094218477331" calcext:value-type="float">
            <text:p>2,01094218477331</text:p>
          </table:table-cell>
          <table:table-cell office:value-type="float" office:value="0.25959525" calcext:value-type="float">
            <text:p>0,25959525</text:p>
          </table:table-cell>
          <table:table-cell office:value-type="float" office:value="384.93200684" calcext:value-type="float">
            <text:p>384,93200684</text:p>
          </table:table-cell>
          <table:table-cell office:value-type="float" office:value="138.09991455" calcext:value-type="float">
            <text:p>138,09991455</text:p>
          </table:table-cell>
          <table:table-cell office:value-type="float" office:value="1.00246" calcext:value-type="float">
            <text:p>1,00246</text:p>
          </table:table-cell>
          <table:table-cell table:number-columns-repeated="3"/>
          <table:table-cell office:value-type="float" office:value="1.14588477164177" calcext:value-type="float">
            <text:p>1,14588477164177</text:p>
          </table:table-cell>
          <table:table-cell office:value-type="float" office:value="3.20213137990235" calcext:value-type="float">
            <text:p>3,20213137990235</text:p>
          </table:table-cell>
          <table:table-cell office:value-type="float" office:value="2.0263035544035" calcext:value-type="float">
            <text:p>2,0263035544035</text:p>
          </table:table-cell>
          <table:table-cell office:value-type="float" office:value="7.43122546680286" calcext:value-type="float">
            <text:p>7,43122546680286</text:p>
          </table:table-cell>
          <table:table-cell office:value-type="float" office:value="1774799882787.63" calcext:value-type="float">
            <text:p>1774799882787,63</text:p>
          </table:table-cell>
          <table:table-cell office:value-type="float" office:value="2170584503500" calcext:value-type="float">
            <text:p>2170584503500</text:p>
          </table:table-cell>
          <table:table-cell office:value-type="float" office:value="8083177000" calcext:value-type="float">
            <text:p>8083177000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1757905254774.9" calcext:value-type="float">
            <text:p>1757905254774,9</text:p>
          </table:table-cell>
          <table:table-cell office:value-type="float" office:value="3.54533648" calcext:value-type="float">
            <text:p>3,54533648</text:p>
          </table:table-cell>
          <table:table-cell office:value-type="float" office:value="4.87060022354126" calcext:value-type="float">
            <text:p>4,87060022354126</text:p>
          </table:table-cell>
          <table:table-cell office:value-type="float" office:value="3.56079885219536" calcext:value-type="float">
            <text:p>3,56079885219536</text:p>
          </table:table-cell>
          <table:table-cell office:value-type="float" office:value="0.51535082" calcext:value-type="float">
            <text:p>0,51535082</text:p>
          </table:table-cell>
          <table:table-cell office:value-type="float" office:value="485.59933472" calcext:value-type="float">
            <text:p>485,59933472</text:p>
          </table:table-cell>
          <table:table-cell office:value-type="float" office:value="166.90664673" calcext:value-type="float">
            <text:p>166,90664673</text:p>
          </table:table-cell>
          <table:table-cell office:value-type="float" office:value="0.98807" calcext:value-type="float">
            <text:p>0,98807</text:p>
          </table:table-cell>
          <table:table-cell table:number-columns-repeated="3"/>
          <table:table-cell office:value-type="float" office:value="1.09019257285986" calcext:value-type="float">
            <text:p>1,09019257285986</text:p>
          </table:table-cell>
          <table:table-cell office:value-type="float" office:value="3.96198872184988" calcext:value-type="float">
            <text:p>3,96198872184988</text:p>
          </table:table-cell>
          <table:table-cell office:value-type="float" office:value="2.83475849674375" calcext:value-type="float">
            <text:p>2,83475849674375</text:p>
          </table:table-cell>
          <table:table-cell office:value-type="float" office:value="6.77427409887126" calcext:value-type="float">
            <text:p>6,77427409887126</text:p>
          </table:table-cell>
          <table:table-cell office:value-type="float" office:value="1845117253979.08" calcext:value-type="float">
            <text:p>1845117253979,08</text:p>
          </table:table-cell>
          <table:table-cell office:value-type="float" office:value="2409449922000" calcext:value-type="float">
            <text:p>2409449922000</text:p>
          </table:table-cell>
          <table:table-cell office:value-type="float" office:value="9694176000" calcext:value-type="float">
            <text:p>9694176000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1880583404047.29" calcext:value-type="float">
            <text:p>1880583404047,29</text:p>
          </table:table-cell>
          <table:table-cell office:value-type="float" office:value="3.48714733" calcext:value-type="float">
            <text:p>3,48714733</text:p>
          </table:table-cell>
          <table:table-cell office:value-type="float" office:value="4.97425985336304" calcext:value-type="float">
            <text:p>4,97425985336304</text:p>
          </table:table-cell>
          <table:table-cell office:value-type="float" office:value="4.0691466844343" calcext:value-type="float">
            <text:p>4,0691466844343</text:p>
          </table:table-cell>
          <table:table-cell office:value-type="float" office:value="0.49244082" calcext:value-type="float">
            <text:p>0,49244082</text:p>
          </table:table-cell>
          <table:table-cell office:value-type="float" office:value="602.68591309" calcext:value-type="float">
            <text:p>602,68591309</text:p>
          </table:table-cell>
          <table:table-cell office:value-type="float" office:value="199.45358276" calcext:value-type="float">
            <text:p>199,45358276</text:p>
          </table:table-cell>
          <table:table-cell office:value-type="float" office:value="1.08138" calcext:value-type="float">
            <text:p>1,08138</text:p>
          </table:table-cell>
          <table:table-cell table:number-columns-repeated="3"/>
          <table:table-cell office:value-type="float" office:value="1.03786468320243" calcext:value-type="float">
            <text:p>1,03786468320243</text:p>
          </table:table-cell>
          <table:table-cell office:value-type="float" office:value="6.0698706077184" calcext:value-type="float">
            <text:p>6,0698706077184</text:p>
          </table:table-cell>
          <table:table-cell office:value-type="float" office:value="4.97470189641052" calcext:value-type="float">
            <text:p>4,97470189641052</text:p>
          </table:table-cell>
          <table:table-cell office:value-type="float" office:value="6.4390380905069" calcext:value-type="float">
            <text:p>6,4390380905069</text:p>
          </table:table-cell>
          <table:table-cell office:value-type="float" office:value="1957113483856.3" calcext:value-type="float">
            <text:p>1957113483856,3</text:p>
          </table:table-cell>
          <table:table-cell office:value-type="float" office:value="2720262937800" calcext:value-type="float">
            <text:p>2720262937800</text:p>
          </table:table-cell>
          <table:table-cell office:value-type="float" office:value="9676332000" calcext:value-type="float">
            <text:p>9676332000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2007990363346.98" calcext:value-type="float">
            <text:p>2007990363346,98</text:p>
          </table:table-cell>
          <table:table-cell office:value-type="float" office:value="3.5064764" calcext:value-type="float">
            <text:p>3,5064764</text:p>
          </table:table-cell>
          <table:table-cell office:value-type="float" office:value="5.26883983612061" calcext:value-type="float">
            <text:p>5,26883983612061</text:p>
          </table:table-cell>
          <table:table-cell office:value-type="float" office:value="2.04504004685695" calcext:value-type="float">
            <text:p>2,04504004685695</text:p>
          </table:table-cell>
          <table:table-cell office:value-type="float" office:value="0.378782" calcext:value-type="float">
            <text:p>0,378782</text:p>
          </table:table-cell>
          <table:table-cell office:value-type="float" office:value="707.49121094" calcext:value-type="float">
            <text:p>707,49121094</text:p>
          </table:table-cell>
          <table:table-cell office:value-type="float" office:value="218.50222778" calcext:value-type="float">
            <text:p>218,50222778</text:p>
          </table:table-cell>
          <table:table-cell office:value-type="float" office:value="1.12904" calcext:value-type="float">
            <text:p>1,12904</text:p>
          </table:table-cell>
          <table:table-cell table:number-columns-repeated="3"/>
          <table:table-cell office:value-type="float" office:value="0.994310571973971" calcext:value-type="float">
            <text:p>0,994310571973971</text:p>
          </table:table-cell>
          <table:table-cell office:value-type="float" office:value="5.09419544732717" calcext:value-type="float">
            <text:p>5,09419544732717</text:p>
          </table:table-cell>
          <table:table-cell office:value-type="float" office:value="4.05441066302465" calcext:value-type="float">
            <text:p>4,05441066302465</text:p>
          </table:table-cell>
          <table:table-cell office:value-type="float" office:value="8.77855272640777" calcext:value-type="float">
            <text:p>8,77855272640777</text:p>
          </table:table-cell>
          <table:table-cell office:value-type="float" office:value="2056812669849.93" calcext:value-type="float">
            <text:p>2056812669849,93</text:p>
          </table:table-cell>
          <table:table-cell office:value-type="float" office:value="3109803089100" calcext:value-type="float">
            <text:p>3109803089100</text:p>
          </table:table-cell>
          <table:table-cell office:value-type="float" office:value="10670772000" calcext:value-type="float">
            <text:p>10670772000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2064441774556.62" calcext:value-type="float">
            <text:p>2064441774556,62</text:p>
          </table:table-cell>
          <table:table-cell office:value-type="float" office:value="3.71083927" calcext:value-type="float">
            <text:p>3,71083927</text:p>
          </table:table-cell>
          <table:table-cell office:value-type="float" office:value="5.46355009078979" calcext:value-type="float">
            <text:p>5,46355009078979</text:p>
          </table:table-cell>
          <table:table-cell office:value-type="float" office:value="2.94516785855433" calcext:value-type="float">
            <text:p>2,94516785855433</text:p>
          </table:table-cell>
          <table:table-cell office:value-type="float" office:value="1.07604921" calcext:value-type="float">
            <text:p>1,07604921</text:p>
          </table:table-cell>
          <table:table-cell office:value-type="float" office:value="721.76800537" calcext:value-type="float">
            <text:p>721,76800537</text:p>
          </table:table-cell>
          <table:table-cell office:value-type="float" office:value="225.26609802" calcext:value-type="float">
            <text:p>225,26609802</text:p>
          </table:table-cell>
          <table:table-cell office:value-type="float" office:value="1.11866" calcext:value-type="float">
            <text:p>1,11866</text:p>
          </table:table-cell>
          <table:table-cell table:number-columns-repeated="3"/>
          <table:table-cell office:value-type="float" office:value="0.961946715342144" calcext:value-type="float">
            <text:p>0,961946715342144</text:p>
          </table:table-cell>
          <table:table-cell office:value-type="float" office:value="-0.125811999414864" calcext:value-type="float">
            <text:p>-0,125811999414864</text:p>
          </table:table-cell>
          <table:table-cell office:value-type="float" office:value="-1.08194236515625" calcext:value-type="float">
            <text:p>-1,08194236515625</text:p>
          </table:table-cell>
          <table:table-cell office:value-type="float" office:value="7.31348273630748" calcext:value-type="float">
            <text:p>7,31348273630748</text:p>
          </table:table-cell>
          <table:table-cell office:value-type="float" office:value="2054224952705.78" calcext:value-type="float">
            <text:p>2054224952705,78</text:p>
          </table:table-cell>
          <table:table-cell office:value-type="float" office:value="3333039355300" calcext:value-type="float">
            <text:p>3333039355300</text:p>
          </table:table-cell>
          <table:table-cell office:value-type="float" office:value="10065337000" calcext:value-type="float">
            <text:p>10065337000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2231865620736.7" calcext:value-type="float">
            <text:p>2231865620736,7</text:p>
          </table:table-cell>
          <table:table-cell office:value-type="float" office:value="3.57879925" calcext:value-type="float">
            <text:p>3,57879925</text:p>
          </table:table-cell>
          <table:table-cell office:value-type="float" office:value="5.64879989624023" calcext:value-type="float">
            <text:p>5,64879989624023</text:p>
          </table:table-cell>
          <table:table-cell office:value-type="float" office:value="3.92066460043155" calcext:value-type="float">
            <text:p>3,92066460043155</text:p>
          </table:table-cell>
          <table:table-cell office:value-type="float" office:value="2.20535636" calcext:value-type="float">
            <text:p>2,20535636</text:p>
          </table:table-cell>
          <table:table-cell office:value-type="float" office:value="896.69714355" calcext:value-type="float">
            <text:p>896,69714355</text:p>
          </table:table-cell>
          <table:table-cell office:value-type="float" office:value="263.49627686" calcext:value-type="float">
            <text:p>263,49627686</text:p>
          </table:table-cell>
          <table:table-cell office:value-type="float" office:value="1.15992" calcext:value-type="float">
            <text:p>1,15992</text:p>
          </table:table-cell>
          <table:table-cell office:value-type="float" office:value="29.0006255256615" calcext:value-type="float">
            <text:p>29,0006255256615</text:p>
          </table:table-cell>
          <table:table-cell office:value-type="float" office:value="14.2561039605367" calcext:value-type="float">
            <text:p>14,2561039605367</text:p>
          </table:table-cell>
          <table:table-cell office:value-type="float" office:value="1126919936970.15" calcext:value-type="float">
            <text:p>1126919936970,15</text:p>
          </table:table-cell>
          <table:table-cell office:value-type="float" office:value="0.937959306704135" calcext:value-type="float">
            <text:p>0,937959306704135</text:p>
          </table:table-cell>
          <table:table-cell office:value-type="float" office:value="7.52822583005563" calcext:value-type="float">
            <text:p>7,52822583005563</text:p>
          </table:table-cell>
          <table:table-cell office:value-type="float" office:value="6.52437006747878" calcext:value-type="float">
            <text:p>6,52437006747878</text:p>
          </table:table-cell>
          <table:table-cell office:value-type="float" office:value="8.42333832793072" calcext:value-type="float">
            <text:p>8,42333832793072</text:p>
          </table:table-cell>
          <table:table-cell office:value-type="float" office:value="2208871646202.82" calcext:value-type="float">
            <text:p>2208871646202,82</text:p>
          </table:table-cell>
          <table:table-cell office:value-type="float" office:value="3885847000000" calcext:value-type="float">
            <text:p>3885847000000</text:p>
          </table:table-cell>
          <table:table-cell office:value-type="float" office:value="13523256000" calcext:value-type="float">
            <text:p>13523256000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2338123905695.77" calcext:value-type="float">
            <text:p>2338123905695,77</text:p>
          </table:table-cell>
          <table:table-cell office:value-type="float" office:value="3.46574259" calcext:value-type="float">
            <text:p>3,46574259</text:p>
          </table:table-cell>
          <table:table-cell office:value-type="float" office:value="5.73741006851196" calcext:value-type="float">
            <text:p>5,73741006851196</text:p>
          </table:table-cell>
          <table:table-cell office:value-type="float" office:value="2.20370156407736" calcext:value-type="float">
            <text:p>2,20370156407736</text:p>
          </table:table-cell>
          <table:table-cell office:value-type="float" office:value="3.49789882" calcext:value-type="float">
            <text:p>3,49789882</text:p>
          </table:table-cell>
          <table:table-cell office:value-type="float" office:value="1031.57617188" calcext:value-type="float">
            <text:p>1031,57617188</text:p>
          </table:table-cell>
          <table:table-cell office:value-type="float" office:value="302.24752808" calcext:value-type="float">
            <text:p>302,24752808</text:p>
          </table:table-cell>
          <table:table-cell office:value-type="float" office:value="1.13966" calcext:value-type="float">
            <text:p>1,13966</text:p>
          </table:table-cell>
          <table:table-cell office:value-type="float" office:value="29.101930897173" calcext:value-type="float">
            <text:p>29,101930897173</text:p>
          </table:table-cell>
          <table:table-cell office:value-type="float" office:value="14.8598762321728" calcext:value-type="float">
            <text:p>14,8598762321728</text:p>
          </table:table-cell>
          <table:table-cell office:value-type="float" office:value="1273611374417.01" calcext:value-type="float">
            <text:p>1273611374417,01</text:p>
          </table:table-cell>
          <table:table-cell office:value-type="float" office:value="0.915965178459778" calcext:value-type="float">
            <text:p>0,915965178459778</text:p>
          </table:table-cell>
          <table:table-cell office:value-type="float" office:value="3.97442540583816" calcext:value-type="float">
            <text:p>3,97442540583816</text:p>
          </table:table-cell>
          <table:table-cell office:value-type="float" office:value="3.02640427451763" calcext:value-type="float">
            <text:p>3,02640427451763</text:p>
          </table:table-cell>
          <table:table-cell office:value-type="float" office:value="8.31856504451336" calcext:value-type="float">
            <text:p>8,31856504451336</text:p>
          </table:table-cell>
          <table:table-cell office:value-type="float" office:value="2296661602091.86" calcext:value-type="float">
            <text:p>2296661602091,86</text:p>
          </table:table-cell>
          <table:table-cell office:value-type="float" office:value="4376381000000" calcext:value-type="float">
            <text:p>4376381000000</text:p>
          </table:table-cell>
          <table:table-cell office:value-type="float" office:value="9033932000" calcext:value-type="float">
            <text:p>9033932000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2400701522453.39" calcext:value-type="float">
            <text:p>2400701522453,39</text:p>
          </table:table-cell>
          <table:table-cell office:value-type="float" office:value="3.35419297" calcext:value-type="float">
            <text:p>3,35419297</text:p>
          </table:table-cell>
          <table:table-cell office:value-type="float" office:value="5.85510015487671" calcext:value-type="float">
            <text:p>5,85510015487671</text:p>
          </table:table-cell>
          <table:table-cell office:value-type="float" office:value="2.27678508025421" calcext:value-type="float">
            <text:p>2,27678508025421</text:p>
          </table:table-cell>
          <table:table-cell office:value-type="float" office:value="1.19215" calcext:value-type="float">
            <text:p>1,19215</text:p>
          </table:table-cell>
          <table:table-cell office:value-type="float" office:value="957.00708008" calcext:value-type="float">
            <text:p>957,00708008</text:p>
          </table:table-cell>
          <table:table-cell office:value-type="float" office:value="284.05914307" calcext:value-type="float">
            <text:p>284,05914307</text:p>
          </table:table-cell>
          <table:table-cell office:value-type="float" office:value="1.12684" calcext:value-type="float">
            <text:p>1,12684</text:p>
          </table:table-cell>
          <table:table-cell office:value-type="float" office:value="29.6449883340659" calcext:value-type="float">
            <text:p>29,6449883340659</text:p>
          </table:table-cell>
          <table:table-cell office:value-type="float" office:value="14.3169111233255" calcext:value-type="float">
            <text:p>14,3169111233255</text:p>
          </table:table-cell>
          <table:table-cell office:value-type="float" office:value="1427335040313.27" calcext:value-type="float">
            <text:p>1427335040313,27</text:p>
          </table:table-cell>
          <table:table-cell office:value-type="float" office:value="0.893525506727112" calcext:value-type="float">
            <text:p>0,893525506727112</text:p>
          </table:table-cell>
          <table:table-cell office:value-type="float" office:value="1.92115031836305" calcext:value-type="float">
            <text:p>1,92115031836305</text:p>
          </table:table-cell>
          <table:table-cell office:value-type="float" office:value="1.01451538276449" calcext:value-type="float">
            <text:p>1,01451538276449</text:p>
          </table:table-cell>
          <table:table-cell office:value-type="float" office:value="7.94317879024118" calcext:value-type="float">
            <text:p>7,94317879024118</text:p>
          </table:table-cell>
          <table:table-cell office:value-type="float" office:value="2340783923772.17" calcext:value-type="float">
            <text:p>2340783923772,17</text:p>
          </table:table-cell>
          <table:table-cell office:value-type="float" office:value="4814760000000" calcext:value-type="float">
            <text:p>4814760000000</text:p>
          </table:table-cell>
          <table:table-cell office:value-type="float" office:value="11438808000" calcext:value-type="float">
            <text:p>11438808000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2487640287517.05" calcext:value-type="float">
            <text:p>2487640287517,05</text:p>
          </table:table-cell>
          <table:table-cell office:value-type="float" office:value="3.55141115" calcext:value-type="float">
            <text:p>3,55141115</text:p>
          </table:table-cell>
          <table:table-cell office:value-type="float" office:value="5.8388500213623" calcext:value-type="float">
            <text:p>5,8388500213623</text:p>
          </table:table-cell>
          <table:table-cell office:value-type="float" office:value="1.51032214809013" calcext:value-type="float">
            <text:p>1,51032214809013</text:p>
          </table:table-cell>
          <table:table-cell office:value-type="float" office:value="0.66662484" calcext:value-type="float">
            <text:p>0,66662484</text:p>
          </table:table-cell>
          <table:table-cell office:value-type="float" office:value="981.15283203" calcext:value-type="float">
            <text:p>981,15283203</text:p>
          </table:table-cell>
          <table:table-cell office:value-type="float" office:value="276.46008301" calcext:value-type="float">
            <text:p>276,46008301</text:p>
          </table:table-cell>
          <table:table-cell office:value-type="float" office:value="1.19567" calcext:value-type="float">
            <text:p>1,19567</text:p>
          </table:table-cell>
          <table:table-cell office:value-type="float" office:value="28.6507191795828" calcext:value-type="float">
            <text:p>28,6507191795828</text:p>
          </table:table-cell>
          <table:table-cell office:value-type="float" office:value="14.1332698351053" calcext:value-type="float">
            <text:p>14,1332698351053</text:p>
          </table:table-cell>
          <table:table-cell office:value-type="float" office:value="1527547187415.28" calcext:value-type="float">
            <text:p>1527547187415,28</text:p>
          </table:table-cell>
          <table:table-cell office:value-type="float" office:value="0.873605695817564" calcext:value-type="float">
            <text:p>0,873605695817564</text:p>
          </table:table-cell>
          <table:table-cell office:value-type="float" office:value="3.00484630505706" calcext:value-type="float">
            <text:p>3,00484630505706</text:p>
          </table:table-cell>
          <table:table-cell office:value-type="float" office:value="2.1089092772753" calcext:value-type="float">
            <text:p>2,1089092772753</text:p>
          </table:table-cell>
          <table:table-cell office:value-type="float" office:value="7.50453986480659" calcext:value-type="float">
            <text:p>7,50453986480659</text:p>
          </table:table-cell>
          <table:table-cell office:value-type="float" office:value="2411120883015.01" calcext:value-type="float">
            <text:p>2411120883015,01</text:p>
          </table:table-cell>
          <table:table-cell office:value-type="float" office:value="5331619000000" calcext:value-type="float">
            <text:p>5331619000000</text:p>
          </table:table-cell>
          <table:table-cell office:value-type="float" office:value="13598409000" calcext:value-type="float">
            <text:p>1359840900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2501689304286.04" calcext:value-type="float">
            <text:p>2501689304286,04</text:p>
          </table:table-cell>
          <table:table-cell office:value-type="float" office:value="3.69877887" calcext:value-type="float">
            <text:p>3,69877887</text:p>
          </table:table-cell>
          <table:table-cell office:value-type="float" office:value="5.94848012924194" calcext:value-type="float">
            <text:p>5,94848012924194</text:p>
          </table:table-cell>
          <table:table-cell office:value-type="float" office:value="0.813122493135438" calcext:value-type="float">
            <text:p>0,813122493135438</text:p>
          </table:table-cell>
          <table:table-cell office:value-type="float" office:value="1.40356207" calcext:value-type="float">
            <text:p>1,40356207</text:p>
          </table:table-cell>
          <table:table-cell office:value-type="float" office:value="1017.04711914" calcext:value-type="float">
            <text:p>1017,04711914</text:p>
          </table:table-cell>
          <table:table-cell office:value-type="float" office:value="286.60638428" calcext:value-type="float">
            <text:p>286,60638428</text:p>
          </table:table-cell>
          <table:table-cell office:value-type="float" office:value="1.27131" calcext:value-type="float">
            <text:p>1,27131</text:p>
          </table:table-cell>
          <table:table-cell office:value-type="float" office:value="27.3692331369821" calcext:value-type="float">
            <text:p>27,3692331369821</text:p>
          </table:table-cell>
          <table:table-cell office:value-type="float" office:value="13.499158987723" calcext:value-type="float">
            <text:p>13,499158987723</text:p>
          </table:table-cell>
          <table:table-cell office:value-type="float" office:value="1581655119446.62" calcext:value-type="float">
            <text:p>1581655119446,62</text:p>
          </table:table-cell>
          <table:table-cell office:value-type="float" office:value="0.855795964130977" calcext:value-type="float">
            <text:p>0,855795964130977</text:p>
          </table:table-cell>
          <table:table-cell office:value-type="float" office:value="0.503955740242247" calcext:value-type="float">
            <text:p>0,503955740242247</text:p>
          </table:table-cell>
          <table:table-cell office:value-type="float" office:value="-0.352483145036089" calcext:value-type="float">
            <text:p>-0,352483145036089</text:p>
          </table:table-cell>
          <table:table-cell office:value-type="float" office:value="7.8467097435281" calcext:value-type="float">
            <text:p>7,8467097435281</text:p>
          </table:table-cell>
          <table:table-cell office:value-type="float" office:value="2423271865109.14" calcext:value-type="float">
            <text:p>2423271865109,14</text:p>
          </table:table-cell>
          <table:table-cell office:value-type="float" office:value="5778953000000" calcext:value-type="float">
            <text:p>5778953000000</text:p>
          </table:table-cell>
          <table:table-cell office:value-type="float" office:value="15288165000" calcext:value-type="float">
            <text:p>1528816500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2372829943894.95" calcext:value-type="float">
            <text:p>2372829943894,95</text:p>
          </table:table-cell>
          <table:table-cell office:value-type="float" office:value="3.80666113" calcext:value-type="float">
            <text:p>3,80666113</text:p>
          </table:table-cell>
          <table:table-cell office:value-type="float" office:value="6.24105978012085" calcext:value-type="float">
            <text:p>6,24105978012085</text:p>
          </table:table-cell>
          <table:table-cell office:value-type="float" office:value="-1.43669237364438" calcext:value-type="float">
            <text:p>-1,43669237364438</text:p>
          </table:table-cell>
          <table:table-cell office:value-type="float" office:value="0.63022804" calcext:value-type="float">
            <text:p>0,63022804</text:p>
          </table:table-cell>
          <table:table-cell office:value-type="float" office:value="781.80999756" calcext:value-type="float">
            <text:p>781,80999756</text:p>
          </table:table-cell>
          <table:table-cell office:value-type="float" office:value="222.38130188" calcext:value-type="float">
            <text:p>222,38130188</text:p>
          </table:table-cell>
          <table:table-cell office:value-type="float" office:value="1.34264" calcext:value-type="float">
            <text:p>1,34264</text:p>
          </table:table-cell>
          <table:table-cell office:value-type="float" office:value="29.2526482768374" calcext:value-type="float">
            <text:p>29,2526482768374</text:p>
          </table:table-cell>
          <table:table-cell office:value-type="float" office:value="13.6294057824755" calcext:value-type="float">
            <text:p>13,6294057824755</text:p>
          </table:table-cell>
          <table:table-cell office:value-type="float" office:value="1753926482538.34" calcext:value-type="float">
            <text:p>1753926482538,34</text:p>
          </table:table-cell>
          <table:table-cell office:value-type="float" office:value="0.838838953278811" calcext:value-type="float">
            <text:p>0,838838953278811</text:p>
          </table:table-cell>
          <table:table-cell office:value-type="float" office:value="-3.54576339269425" calcext:value-type="float">
            <text:p>-3,54576339269425</text:p>
          </table:table-cell>
          <table:table-cell office:value-type="float" office:value="-4.35147506527211" calcext:value-type="float">
            <text:p>-4,35147506527211</text:p>
          </table:table-cell>
          <table:table-cell office:value-type="float" office:value="7.56617501207116" calcext:value-type="float">
            <text:p>7,56617501207116</text:p>
          </table:table-cell>
          <table:table-cell office:value-type="float" office:value="2337348378410.64" calcext:value-type="float">
            <text:p>2337348378410,64</text:p>
          </table:table-cell>
          <table:table-cell office:value-type="float" office:value="5995787000000" calcext:value-type="float">
            <text:p>5995787000000</text:p>
          </table:table-cell>
          <table:table-cell office:value-type="float" office:value="15753003000" calcext:value-type="float">
            <text:p>1575300300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2261527812471.58" calcext:value-type="float">
            <text:p>2261527812471,58</text:p>
          </table:table-cell>
          <table:table-cell office:value-type="float" office:value="3.95549059" calcext:value-type="float">
            <text:p>3,95549059</text:p>
          </table:table-cell>
          <table:table-cell office:value-type="float" office:value="6.314040184021" calcext:value-type="float">
            <text:p>6,314040184021</text:p>
          </table:table-cell>
          <table:table-cell office:value-type="float" office:value="0.211430017910459" calcext:value-type="float">
            <text:p>0,211430017910459</text:p>
          </table:table-cell>
          <table:table-cell office:value-type="float" office:value="0.59341604" calcext:value-type="float">
            <text:p>0,59341604</text:p>
          </table:table-cell>
          <table:table-cell office:value-type="float" office:value="801.41131592" calcext:value-type="float">
            <text:p>801,41131592</text:p>
          </table:table-cell>
          <table:table-cell office:value-type="float" office:value="219.64215088" calcext:value-type="float">
            <text:p>219,64215088</text:p>
          </table:table-cell>
          <table:table-cell office:value-type="float" office:value="1.26417" calcext:value-type="float">
            <text:p>1,26417</text:p>
          </table:table-cell>
          <table:table-cell office:value-type="float" office:value="29.6495759420884" calcext:value-type="float">
            <text:p>29,6495759420884</text:p>
          </table:table-cell>
          <table:table-cell office:value-type="float" office:value="13.6863553594782" calcext:value-type="float">
            <text:p>13,6863553594782</text:p>
          </table:table-cell>
          <table:table-cell office:value-type="float" office:value="1858829166418.61" calcext:value-type="float">
            <text:p>1858829166418,61</text:p>
          </table:table-cell>
          <table:table-cell office:value-type="float" office:value="0.823752152538353" calcext:value-type="float">
            <text:p>0,823752152538353</text:p>
          </table:table-cell>
          <table:table-cell office:value-type="float" office:value="-3.27591690782192" calcext:value-type="float">
            <text:p>-3,27591690782192</text:p>
          </table:table-cell>
          <table:table-cell office:value-type="float" office:value="-4.06941092530269" calcext:value-type="float">
            <text:p>-4,06941092530269</text:p>
          </table:table-cell>
          <table:table-cell office:value-type="float" office:value="8.10360435870246" calcext:value-type="float">
            <text:p>8,10360435870246</text:p>
          </table:table-cell>
          <table:table-cell office:value-type="float" office:value="2260778787687.59" calcext:value-type="float">
            <text:p>2260778787687,59</text:p>
          </table:table-cell>
          <table:table-cell office:value-type="float" office:value="6269328000000" calcext:value-type="float">
            <text:p>6269328000000</text:p>
          </table:table-cell>
          <table:table-cell office:value-type="float" office:value="16254592000" calcext:value-type="float">
            <text:p>1625459200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2277183565280.12" calcext:value-type="float">
            <text:p>2277183565280,12</text:p>
          </table:table-cell>
          <table:table-cell office:value-type="float" office:value="3.9656806" calcext:value-type="float">
            <text:p>3,9656806</text:p>
          </table:table-cell>
          <table:table-cell office:value-type="float" office:value="6.32254981994629" calcext:value-type="float">
            <text:p>6,32254981994629</text:p>
          </table:table-cell>
          <table:table-cell office:value-type="float" office:value="-0.670428792752972" calcext:value-type="float">
            <text:p>-0,670428792752972</text:p>
          </table:table-cell>
          <table:table-cell office:value-type="float" office:value="0.62285048" calcext:value-type="float">
            <text:p>0,62285048</text:p>
          </table:table-cell>
          <table:table-cell office:value-type="float" office:value="935.29919434" calcext:value-type="float">
            <text:p>935,29919434</text:p>
          </table:table-cell>
          <table:table-cell office:value-type="float" office:value="256.79101563" calcext:value-type="float">
            <text:p>256,79101563</text:p>
          </table:table-cell>
          <table:table-cell office:value-type="float" office:value="1.26326" calcext:value-type="float">
            <text:p>1,26326</text:p>
          </table:table-cell>
          <table:table-cell office:value-type="float" office:value="27.8888171167469" calcext:value-type="float">
            <text:p>27,8888171167469</text:p>
          </table:table-cell>
          <table:table-cell office:value-type="float" office:value="13.6113149768424" calcext:value-type="float">
            <text:p>13,6113149768424</text:p>
          </table:table-cell>
          <table:table-cell office:value-type="float" office:value="1836612194571.77" calcext:value-type="float">
            <text:p>1836612194571,77</text:p>
          </table:table-cell>
          <table:table-cell office:value-type="float" office:value="0.807145245445964" calcext:value-type="float">
            <text:p>0,807145245445964</text:p>
          </table:table-cell>
          <table:table-cell office:value-type="float" office:value="1.32286905485741" calcext:value-type="float">
            <text:p>1,32286905485741</text:p>
          </table:table-cell>
          <table:table-cell office:value-type="float" office:value="0.508337981256091" calcext:value-type="float">
            <text:p>0,508337981256091</text:p>
          </table:table-cell>
          <table:table-cell office:value-type="float" office:value="3.67138451191795" calcext:value-type="float">
            <text:p>3,67138451191795</text:p>
          </table:table-cell>
          <table:table-cell office:value-type="float" office:value="2290685930668.69" calcext:value-type="float">
            <text:p>2290685930668,69</text:p>
          </table:table-cell>
          <table:table-cell office:value-type="float" office:value="6585478999999.99" calcext:value-type="float">
            <text:p>6585478999999,99</text:p>
          </table:table-cell>
          <table:table-cell office:value-type="float" office:value="16389947000" calcext:value-type="float">
            <text:p>16389947000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2335195259909.85" calcext:value-type="float">
            <text:p>2335195259909,85</text:p>
          </table:table-cell>
          <table:table-cell office:value-type="float" office:value="3.96481943" calcext:value-type="float">
            <text:p>3,96481943</text:p>
          </table:table-cell>
          <table:table-cell/>
          <table:table-cell office:value-type="float" office:value="0.786890382132683" calcext:value-type="float">
            <text:p>0,786890382132683</text:p>
          </table:table-cell>
          <table:table-cell office:value-type="float" office:value="0.73985195" calcext:value-type="float">
            <text:p>0,73985195</text:p>
          </table:table-cell>
          <table:table-cell office:value-type="float" office:value="848.38885498" calcext:value-type="float">
            <text:p>848,38885498</text:p>
          </table:table-cell>
          <table:table-cell office:value-type="float" office:value="233.67855835" calcext:value-type="float">
            <text:p>233,67855835</text:p>
          </table:table-cell>
          <table:table-cell/>
          <table:table-cell office:value-type="float" office:value="28.5875759113546" calcext:value-type="float">
            <text:p>28,5875759113546</text:p>
          </table:table-cell>
          <table:table-cell office:value-type="float" office:value="13.9458800911988" calcext:value-type="float">
            <text:p>13,9458800911988</text:p>
          </table:table-cell>
          <table:table-cell office:value-type="float" office:value="2002314125313.31" calcext:value-type="float">
            <text:p>2002314125313,31</text:p>
          </table:table-cell>
          <table:table-cell office:value-type="float" office:value="0.783844259734468" calcext:value-type="float">
            <text:p>0,783844259734468</text:p>
          </table:table-cell>
          <table:table-cell office:value-type="float" office:value="1.78366676136979" calcext:value-type="float">
            <text:p>1,78366676136979</text:p>
          </table:table-cell>
          <table:table-cell office:value-type="float" office:value="0.988960032623581" calcext:value-type="float">
            <text:p>0,988960032623581</text:p>
          </table:table-cell>
          <table:table-cell office:value-type="float" office:value="4.4935343316416" calcext:value-type="float">
            <text:p>4,4935343316416</text:p>
          </table:table-cell>
          <table:table-cell office:value-type="float" office:value="2331544134221.4" calcext:value-type="float">
            <text:p>2331544134221,4</text:p>
          </table:table-cell>
          <table:table-cell office:value-type="float" office:value="7004141000000" calcext:value-type="float">
            <text:p>7004141000000</text:p>
          </table:table-cell>
          <table:table-cell office:value-type="float" office:value="16213257000" calcext:value-type="float">
            <text:p>16213257000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office:value-type="float" office:value="2379431191637.85" calcext:value-type="float">
            <text:p>2379431191637,85</text:p>
          </table:table-cell>
          <table:table-cell table:number-columns-repeated="2"/>
          <table:table-cell office:value-type="float" office:value="-0.445324152481817" calcext:value-type="float">
            <text:p>-0,445324152481817</text:p>
          </table:table-cell>
          <table:table-cell table:number-columns-repeated="4"/>
          <table:table-cell office:value-type="float" office:value="29.1131893882074" calcext:value-type="float">
            <text:p>29,1131893882074</text:p>
          </table:table-cell>
          <table:table-cell office:value-type="float" office:value="13.7420797713948" calcext:value-type="float">
            <text:p>13,7420797713948</text:p>
          </table:table-cell>
          <table:table-cell office:value-type="float" office:value="2156420800982.22" calcext:value-type="float">
            <text:p>2156420800982,22</text:p>
          </table:table-cell>
          <table:table-cell office:value-type="float" office:value="0.751550842096973" calcext:value-type="float">
            <text:p>0,751550842096973</text:p>
          </table:table-cell>
          <table:table-cell office:value-type="float" office:value="1.41115298507022" calcext:value-type="float">
            <text:p>1,41115298507022</text:p>
          </table:table-cell>
          <table:table-cell office:value-type="float" office:value="0.651853445819171" calcext:value-type="float">
            <text:p>0,651853445819171</text:p>
          </table:table-cell>
          <table:table-cell office:value-type="float" office:value="4.28050511900344" calcext:value-type="float">
            <text:p>4,28050511900344</text:p>
          </table:table-cell>
          <table:table-cell office:value-type="float" office:value="2364445788869.69" calcext:value-type="float">
            <text:p>2364445788869,69</text:p>
          </table:table-cell>
          <table:table-cell office:value-type="float" office:value="7407023573499.99" calcext:value-type="float">
            <text:p>7407023573499,99</text:p>
          </table:table-cell>
          <table:table-cell office:value-type="float" office:value="16252501000" calcext:value-type="float">
            <text:p>16252501000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 office:value-type="float" office:value="2272772912475.78" calcext:value-type="float">
            <text:p>2272772912475,78</text:p>
          </table:table-cell>
          <table:table-cell table:number-columns-repeated="2"/>
          <table:table-cell office:value-type="float" office:value="-4.68004803496598" calcext:value-type="float">
            <text:p>-4,68004803496598</text:p>
          </table:table-cell>
          <table:table-cell table:number-columns-repeated="7"/>
          <table:table-cell office:value-type="float" office:value="0.712872791114979" calcext:value-type="float">
            <text:p>0,712872791114979</text:p>
          </table:table-cell>
          <table:table-cell office:value-type="float" office:value="-4.05904827267295" calcext:value-type="float">
            <text:p>-4,05904827267295</text:p>
          </table:table-cell>
          <table:table-cell office:value-type="float" office:value="-4.74055319539119" calcext:value-type="float">
            <text:p>-4,74055319539119</text:p>
          </table:table-cell>
          <table:table-cell office:value-type="float" office:value="4.80539841705152" calcext:value-type="float">
            <text:p>4,80539841705152</text:p>
          </table:table-cell>
          <table:table-cell office:value-type="float" office:value="2268471792918.29" calcext:value-type="float">
            <text:p>2268471792918,29</text:p>
          </table:table-cell>
          <table:table-cell office:value-type="float" office:value="7447858250246.4" calcext:value-type="float">
            <text:p>7447858250246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0:22:15.367853062</meta:creation-date>
    <dc:date>2021-07-07T10:26:02.553386746</dc:date>
    <meta:editing-duration>PT3M48S</meta:editing-duration>
    <meta:editing-cycles>1</meta:editing-cycles>
    <meta:generator>LibreOffice/6.4.7.2$Linux_X86_64 LibreOffice_project/40$Build-2</meta:generator>
    <meta:document-statistic meta:table-count="1" meta:cell-count="472" meta:object-count="0"/>
  </office:meta>
</office:document-meta>
</file>